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stroke="dash" draw:stroke-dash="Fine_20_Dotted" draw:fill="none" draw:textarea-vertical-align="middle"/>
    </style:style>
    <style:style style:name="gr4" style:family="graphic" style:parent-style-name="objectwithoutfill">
      <style:graphic-properties svg:stroke-width="0.051cm" svg:stroke-color="#ff3333" draw:marker-start-width="0.356cm" draw:marker-end="Arrow" draw:marker-end-width="0.458cm" draw:fill="none" draw:textarea-vertical-align="middle" fo:padding-top="0.15cm" fo:padding-bottom="0.15cm" fo:padding-left="0.275cm" fo:padding-right="0.275cm" draw:shadow-offset-x="0.203cm" draw:shadow-offset-y="0.203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svg:stroke-width="0.051cm" svg:stroke-color="#6666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461cm" svg:y1="14.589cm" svg:x2="13.954cm" svg:y2="9.001cm">
          <text:p/>
        </draw:line>
        <draw:frame draw:style-name="gr2" draw:text-style-name="P1" draw:layer="layout" svg:width="1.971cm" svg:height="1.903cm" svg:x="12.999cm" svg:y="9.38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" draw:text-style-name="P1" draw:layer="layout" svg:x1="6.524cm" svg:y1="14.589cm" svg:x2="6.524cm" svg:y2="9cm">
          <text:p/>
        </draw:line>
        <draw:frame draw:style-name="gr2" draw:text-style-name="P1" draw:layer="layout" svg:width="6.367cm" svg:height="1.649cm" svg:x="3.667cm" svg:y="7.47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6.461cm" svg:y1="9.028cm" svg:x2="13.827cm" svg:y2="9.028cm">
          <text:p/>
        </draw:line>
        <draw:line draw:style-name="gr4" draw:text-style-name="P1" draw:layer="layout" svg:x1="6.524cm" svg:y1="14.463cm" svg:x2="6.524cm" svg:y2="11.92cm">
          <text:p/>
        </draw:line>
        <draw:frame draw:style-name="gr2" draw:text-style-name="P1" draw:layer="layout" svg:width="2.54cm" svg:height="1.395cm" svg:x="4.175cm" svg:y="12.65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6.461cm" svg:y1="14.589cm" svg:x2="9.89cm" svg:y2="11.16cm">
          <text:p/>
        </draw:line>
        <draw:line draw:style-name="gr1" draw:text-style-name="P1" draw:layer="layout" svg:x1="6.461cm" svg:y1="14.574cm" svg:x2="10.525cm" svg:y2="18.653cm">
          <text:p/>
        </draw:line>
        <draw:path draw:style-name="gr5" draw:text-style-name="P1" draw:layer="layout" svg:width="2.158cm" svg:height="1.594cm" draw:transform="skewX (-0.0368264472170804) rotate (-0.524296907299097) translate (6.19233699241425cm 9.78472091859591cm)" svg:viewBox="0 0 2159 1595" svg:d="M1542 1c1849-58-1003 2264-1461 1402-457-862 1163-1350 1163-1350">
          <text:p/>
        </draw:path>
        <draw:frame draw:style-name="gr2" draw:text-style-name="P1" draw:layer="layout" svg:width="0.975cm" svg:height="0.652cm" svg:x="4.851cm" svg:y="10.1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3.799cm" svg:height="1.882cm" svg:x="1.762cm" svg:y="17.10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8.14cm" svg:height="1.814cm" svg:x="1.762cm" svg:y="19.71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" draw:layer="layout" svg:x1="6.461cm" svg:y1="14.588cm" svg:x2="8.225cm" svg:y2="12.824cm">
          <text:p/>
        </draw:line>
        <draw:line draw:style-name="gr6" draw:text-style-name="P1" draw:layer="layout" svg:x1="6.461cm" svg:y1="14.589cm" svg:x2="7.912cm" svg:y2="16.04cm">
          <text:p/>
        </draw:line>
        <draw:line draw:style-name="gr3" draw:text-style-name="P1" draw:layer="layout" svg:x1="13.965cm" svg:y1="15.352cm" svg:x2="13.965cm" svg:y2="9.001cm">
          <text:p/>
        </draw:line>
        <draw:line draw:style-name="gr3" draw:text-style-name="P1" draw:layer="layout" svg:x1="6.461cm" svg:y1="14.589cm" svg:x2="13.954cm" svg:y2="15.351cm">
          <text:p/>
        </draw:line>
        <draw:line draw:style-name="gr3" draw:text-style-name="P1" draw:layer="layout" svg:x1="10.525cm" svg:y1="18.78cm" svg:x2="13.964cm" svg:y2="15.341cm">
          <text:p/>
        </draw:line>
        <draw:line draw:style-name="gr3" draw:text-style-name="P1" draw:layer="layout" svg:x1="9.856cm" svg:y1="11.222cm" svg:x2="13.969cm" svg:y2="15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6-02T17:39:06.235762682</meta:creation-date>
    <dc:date>2017-06-02T18:15:48.030862633</dc:date>
    <dc:creator>Alex Aksentyev</dc:creator>
    <meta:editing-duration>PT20M1S</meta:editing-duration>
    <meta:editing-cycles>3</meta:editing-cycles>
    <meta:generator>LibreOffice/4.3.3.2$Linux_X86_64 LibreOffice_project/430m0$Build-2</meta:generator>
    <meta:document-statistic meta:object-count="19"/>
  </office:meta>
</office:document-meta>
</file>

<file path=Object 1/content.xml><?xml version="1.0" encoding="utf-8"?>
<math xmlns="http://www.w3.org/1998/Math/MathML" display="block">
  <semantics>
    <mover accent="true">
      <mi>s</mi>
      <mo stretchy="false">⃗</mo>
    </mover>
    <annotation encoding="StarMath 5.0">{vec s}</annotation>
  </semantics>
</math>
</file>

<file path=Object 2/content.xml><?xml version="1.0" encoding="utf-8"?>
<math xmlns="http://www.w3.org/1998/Math/MathML" display="block">
  <semantics>
    <mrow>
      <msub>
        <mover accent="true">
          <mi>s</mi>
          <mo stretchy="false">⃗</mo>
        </mover>
        <mover accent="true">
          <mi>n</mi>
          <mo stretchy="false">¯</mo>
        </mover>
      </msub>
      <mo stretchy="false">=</mo>
      <mi mathvariant="italic">const</mi>
    </mrow>
    <annotation encoding="StarMath 5.0">{vec s}_{ bar n } = const</annotation>
  </semantics>
</math>
</file>

<file path=Object 3/content.xml><?xml version="1.0" encoding="utf-8"?>
<math xmlns="http://www.w3.org/1998/Math/MathML" display="block">
  <semantics>
    <mrow>
      <mover accent="true">
        <mi>n</mi>
        <mo stretchy="false">¯</mo>
      </mover>
      <mrow>
        <mo fence="true" stretchy="false">(</mo>
        <mrow>
          <mover accent="true">
            <mi>z</mi>
            <mo stretchy="false">⃗</mo>
          </mover>
        </mrow>
        <mo fence="true" stretchy="false">)</mo>
      </mrow>
    </mrow>
    <annotation encoding="StarMath 5.0">bar n( vec z )</annotation>
  </semantics>
</math>
</file>

<file path=Object 4/content.xml><?xml version="1.0" encoding="utf-8"?>
<math xmlns="http://www.w3.org/1998/Math/MathML" display="block">
  <semantics>
    <msub>
      <mi mathvariant="normal">μ</mi>
      <mi>s</mi>
    </msub>
    <annotation encoding="StarMath 5.0">%mu_s</annotation>
  </semantics>
</math>
</file>

<file path=Object 5/content.xml><?xml version="1.0" encoding="utf-8"?>
<math xmlns="http://www.w3.org/1998/Math/MathML" display="block">
  <semantics>
    <mrow>
      <mrow>
        <msup>
          <mover accent="true">
            <mi mathvariant="normal">Ω</mi>
            <mo stretchy="false">⃗</mo>
          </mover>
          <mrow>
            <mo fence="true" stretchy="false">(</mo>
            <mrow>
              <mover accent="true">
                <mi>n</mi>
                <mo stretchy="false">¯</mo>
              </mover>
            </mrow>
            <mo fence="true" stretchy="false">)</mo>
          </mrow>
        </msup>
        <mo stretchy="false">=</mo>
        <msub>
          <mi mathvariant="normal">μ</mi>
          <mi>s</mi>
        </msub>
      </mrow>
      <mover accent="true">
        <mi>n</mi>
        <mo stretchy="false">¯</mo>
      </mover>
    </mrow>
    <annotation encoding="StarMath 5.0"> { vec %OMEGA }^{(bar n)} = %mu_s bar n</annotation>
  </semantics>
</math>
</file>

<file path=Object 6/content.xml><?xml version="1.0" encoding="utf-8"?>
<math xmlns="http://www.w3.org/1998/Math/MathML" display="block">
  <semantics>
    <mrow>
      <mrow>
        <msub>
          <mi mathvariant="normal">Ω</mi>
          <mi>x</mi>
        </msub>
        <mo stretchy="false">=</mo>
        <mrow>
          <msup>
            <mover accent="true">
              <mi mathvariant="normal">Ω</mi>
              <mo stretchy="false">⃗</mo>
            </mover>
            <mrow>
              <mo fence="true" stretchy="false">(</mo>
              <mrow>
                <mover accent="true">
                  <mi>n</mi>
                  <mo stretchy="false">¯</mo>
                </mover>
              </mrow>
              <mo fence="true" stretchy="false">)</mo>
            </mrow>
          </msup>
          <mo stretchy="false">⋅</mo>
          <mover accent="true">
            <mi>x</mi>
            <mo stretchy="false">^</mo>
          </mover>
        </mrow>
        <mo stretchy="false">=</mo>
        <msub>
          <mi mathvariant="normal">μ</mi>
          <mi>s</mi>
        </msub>
      </mrow>
      <mrow>
        <mrow>
          <mo fence="true" stretchy="false">(</mo>
          <mrow>
            <mrow>
              <mover accent="true">
                <mi>n</mi>
                <mo stretchy="false">¯</mo>
              </mover>
              <mo stretchy="false">⋅</mo>
              <mover accent="true">
                <mi>x</mi>
                <mo stretchy="false">^</mo>
              </mover>
            </mrow>
          </mrow>
          <mo fence="true" stretchy="false">)</mo>
        </mrow>
        <mo stretchy="false">=</mo>
        <msub>
          <mi mathvariant="normal">μ</mi>
          <mi>s</mi>
        </msub>
      </mrow>
      <msub>
        <mover accent="true">
          <mi>n</mi>
          <mo stretchy="false">¯</mo>
        </mover>
        <mi>x</mi>
      </msub>
    </mrow>
    <annotation encoding="StarMath 5.0">%OMEGA_x =  {vec%OMEGA}^{(bar n)} cdot hat x = %mu_s (bar n cdot hat x)  =  %mu_s {bar n}_x </annotation>
  </semantics>
</math>
</file>